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ra. Cristina Pons Martí</text:p>
      <text:p text:style-name="P2">Presidenta del Club Esportiu Endavant</text:p>
      <text:p text:style-name="P2">C/ Clar, 73. 07750 Ferreries</text:p>
      <text:p text:style-name="P1"/>
      <text:p text:style-name="P1"/>
      <text:p text:style-name="P1"/>
      <text:p text:style-name="P1">Us convoc a la propera reunió de la Federació de Clubs Esportius de Menorca.</text:p>
      <text:p text:style-name="P1"/>
      <text:p text:style-name="P1"/>
      <text:p text:style-name="P1">Dia: 12 de desembre del 2001</text:p>
      <text:p text:style-name="P1">Hora: 20.30 h</text:p>
      <text:p text:style-name="P1">Lloc: Sala d’Actes de l’Ajuntament de Ferreries, pl. Constitució, 21,</text:p>
      <text:p text:style-name="P1">Ferreries.</text:p>
      <text:p text:style-name="P1"/>
      <text:p text:style-name="P1"/>
      <text:p text:style-name="P1">Ordre del dia:</text:p>
      <text:p text:style-name="P1"/>
      <text:p text:style-name="P1">1. Lectura i aprovació de l’acta de la sessió anterior.</text:p>
      <text:p text:style-name="P1">2. Organització del Campionat de Menorca de Natació.</text:p>
      <text:p text:style-name="P1">3. Admissió de nous membres a la Federació.</text:p>
      <text:p text:style-name="P1">4. Torn obert de paraules.</text:p>
      <text:p text:style-name="P1"/>
      <text:p text:style-name="P1"/>
      <text:p text:style-name="P1"/>
      <text:p text:style-name="P1">[rúbrica]</text:p>
      <text:p text:style-name="P1"/>
      <text:p text:style-name="P1">Joan Antoni Taltavull Pons</text:p>
      <text:p text:style-name="P1">President de la Federació de Clubs Esportius de Menorca</text:p>
      <text:p text:style-name="P1"/>
      <text:p text:style-name="P1">Ferreries, 25 d’octubre de 200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22:13.732051348</meta:creation-date>
    <dc:date>2024-11-19T08:25:00.084924590</dc:date>
    <meta:editing-duration>PT2M47S</meta:editing-duration>
    <meta:editing-cycles>1</meta:editing-cycles>
    <meta:document-statistic meta:table-count="0" meta:image-count="0" meta:object-count="0" meta:page-count="1" meta:paragraph-count="17" meta:word-count="101" meta:character-count="596" meta:non-whitespace-character-count="512"/>
    <meta:generator>LibreOffice/24.2.6.2$Linux_X86_64 LibreOffice_project/420$Build-2</meta:generator>
  </office:meta>
</office:document-meta>
</file>